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SP1</text:p>
          </table:table-cell>
          <table:table-cell table:style-name="ce1" office:value-type="string" calcext:value-type="string">
            <text:p>SP2</text:p>
          </table:table-cell>
          <table:table-cell table:style-name="ce1" office:value-type="string" calcext:value-type="string">
            <text:p>SP3</text:p>
          </table:table-cell>
          <table:table-cell table:style-name="ce1" office:value-type="string" calcext:value-type="string">
            <text:p>SP4</text:p>
          </table:table-cell>
          <table:table-cell table:style-name="ce1" office:value-type="string" calcext:value-type="string">
            <text:p>SP5</text:p>
          </table:table-cell>
          <table:table-cell table:style-name="ce1" office:value-type="string" calcext:value-type="string">
            <text:p>Size (mm)</text:p>
          </table:table-cell>
          <table:table-cell table:style-name="ce1" office:value-type="string" calcext:value-type="string">
            <text:p>Shape</text:p>
          </table:table-cell>
          <table:table-cell table:style-name="ce2" office:value-type="string" calcext:value-type="string">
            <text:p>External References</text:p>
          </table:table-cell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Design specification</text:p>
          </table:table-cell>
          <table:table-cell/>
          <table:table-cell office:value-type="string" calcext:value-type="string">
            <text:p>unit</text:p>
          </table:table-cell>
          <table:table-cell/>
        </table:table-row>
        <table:table-row table:style-name="ro1">
          <table:table-cell office:value-type="string" calcext:value-type="string">
            <text:p>Sensor case</text:p>
          </table:table-cell>
          <table:table-cell office:value-type="string" calcext:value-type="string">
            <text:p>Sensor Holder</text:p>
          </table:table-cell>
          <table:table-cell office:value-type="string" calcext:value-type="string">
            <text:p>Outer</text:p>
          </table:table-cell>
          <table:table-cell table:number-columns-repeated="2"/>
          <table:table-cell office:value-type="string" calcext:value-type="string">
            <text:p>Height</text:p>
          </table:table-cell>
          <table:table-cell table:formula="of:=[.L3]+[.O6]" office:value-type="float" office:value="23.9" calcext:value-type="float">
            <text:p>23.9</text:p>
          </table:table-cell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Subpart</text:p>
          </table:table-cell>
          <table:table-cell office:value-type="string" calcext:value-type="string">
            <text:p>Parameter</text:p>
          </table:table-cell>
          <table:table-cell table:number-columns-repeated="2"/>
          <table:table-cell office:value-type="string" calcext:value-type="string">
            <text:p>Max wavelength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ase</text:p>
          </table:table-cell>
          <table:table-cell table:formula="of:=[.L4]+[.O5]*2+[.O6]" office:value-type="float" office:value="29" calcext:value-type="float">
            <text:p>29</text:p>
          </table:table-cell>
          <table:table-cell/>
          <table:table-cell office:value-type="string" calcext:value-type="string">
            <text:p>Camera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Height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string" calcext:value-type="string">
            <text:p>Min wavelength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hickness</text:p>
          </table:table-cell>
          <table:table-cell table:formula="of:=[.L5]+2*[.O5]+[.O6]" office:value-type="float" office:value="5.1" calcext:value-type="float">
            <text:p>5.1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string" calcext:value-type="string">
            <text:p>Max colimated light angl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ngle</text:p>
          </table:table-cell>
          <table:table-cell table:formula="of:=[.O7]+[.O9]/2" office:value-type="float" office:value="36.8087087344393" calcext:value-type="float">
            <text:p>36.8087087344393</text:p>
          </table:table-cell>
          <table:table-cell table:number-columns-repeated="3"/>
          <table:table-cell office:value-type="string" calcext:value-type="string">
            <text:p>Thickness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wall Thick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Distance to origin</text:p>
          </table:table-cell>
          <table:table-cell table:formula="of:=[.L12]*0.5*[.O11]/TAN([.Q9]/2)" office:value-type="float" office:value="6.09918880837985" calcext:value-type="float">
            <text:p>6.09918880837985</text:p>
          </table:table-cell>
          <table:table-cell table:number-columns-repeated="2"/>
          <table:table-cell office:value-type="string" calcext:value-type="string">
            <text:p>Sensor casing</text:p>
          </table:table-cell>
          <table:table-cell office:value-type="string" calcext:value-type="string">
            <text:p>Base</text:p>
          </table:table-cell>
          <table:table-cell office:value-type="float" office:value="8.44" calcext:value-type="float">
            <text:p>8.44</text:p>
          </table:table-cell>
          <table:table-cell/>
          <table:table-cell office:value-type="string" calcext:value-type="string">
            <text:p>toleranc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ner</text:p>
          </table:table-cell>
          <table:table-cell table:number-columns-repeated="2"/>
          <table:table-cell office:value-type="string" calcext:value-type="string">
            <text:p>Height</text:p>
          </table:table-cell>
          <table:table-cell table:formula="of:=[.L3]+[.$O$6]" office:value-type="float" office:value="23.9" calcext:value-type="float">
            <text:p>23.9</text:p>
          </table:table-cell>
          <table:table-cell table:number-columns-repeated="3"/>
          <table:table-cell office:value-type="string" calcext:value-type="string">
            <text:p>Height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string" calcext:value-type="string">
            <text:p>min angle</text:p>
          </table:table-cell>
          <table:table-cell table:formula="of:=ASIN([.O3]/[.$L$18])*180/PI()" office:value-type="float" office:value="20.4873151147227" calcext:value-type="float">
            <text:p>20.4873151147227</text:p>
          </table:table-cell>
          <table:table-cell office:value-type="string" calcext:value-type="string">
            <text:p>deg</text:p>
          </table:table-cell>
          <table:table-cell table:formula="of:=ASIN([.O3]/[.$L$18])" office:value-type="float" office:value="0.35757110364551" calcext:value-type="float">
            <text:p>0.3575711036455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se</text:p>
          </table:table-cell>
          <table:table-cell table:formula="of:=[.L4]+[.$O$6]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Thickn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x angle</text:p>
          </table:table-cell>
          <table:table-cell table:formula="of:=ASIN([.O2]/[.$L$18])*180/PI()" office:value-type="float" office:value="53.130102354156" calcext:value-type="float">
            <text:p>53.130102354156</text:p>
          </table:table-cell>
          <table:table-cell office:value-type="string" calcext:value-type="string">
            <text:p>deg</text:p>
          </table:table-cell>
          <table:table-cell table:formula="of:=ASIN([.O2]/[.$L$18])" office:value-type="float" office:value="0.927295218001612" calcext:value-type="float">
            <text:p>0.9272952180016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ickness</text:p>
          </table:table-cell>
          <table:table-cell table:formula="of:=[.L5]+[.$O$6]" office:value-type="float" office:value="1.1" calcext:value-type="float">
            <text:p>1.1</text:p>
          </table:table-cell>
          <table:table-cell table:number-columns-repeated="3"/>
          <table:table-cell office:value-type="string" calcext:value-type="string">
            <text:p>Vertical center rel to socket</text:p>
          </table:table-cell>
          <table:table-cell office:value-type="float" office:value="13.42" calcext:value-type="float">
            <text:p>13.42</text:p>
          </table:table-cell>
          <table:table-cell/>
          <table:table-cell office:value-type="string" calcext:value-type="string">
            <text:p>delta min max</text:p>
          </table:table-cell>
          <table:table-cell table:formula="of:=[.O8]-[.O7]" office:value-type="float" office:value="32.6427872394333" calcext:value-type="float">
            <text:p>32.6427872394333</text:p>
          </table:table-cell>
          <table:table-cell office:value-type="string" calcext:value-type="string">
            <text:p>deg</text:p>
          </table:table-cell>
          <table:table-cell table:formula="of:=[.Q8]-[.Q7]" office:value-type="float" office:value="0.569724114356102" calcext:value-type="float">
            <text:p>0.569724114356102</text:p>
          </table:table-cell>
        </table:table-row>
        <table:table-row table:style-name="ro1">
          <table:table-cell/>
          <table:table-cell office:value-type="string" calcext:value-type="string">
            <text:p>Slit Holder</text:p>
          </table:table-cell>
          <table:table-cell table:number-columns-repeated="3"/>
          <table:table-cell office:value-type="string" calcext:value-type="string">
            <text:p>wall thickness</text:p>
          </table:table-cell>
          <table:table-cell table:formula="of:=[.O5]*2+[.L15]+[.O6]" office:value-type="float" office:value="5.2" calcext:value-type="float">
            <text:p>5.2</text:p>
          </table:table-cell>
          <table:table-cell table:number-columns-repeated="3"/>
          <table:table-cell office:value-type="string" calcext:value-type="string">
            <text:p>Vertical center rel to bottom</text:p>
          </table:table-cell>
          <table:table-cell table:formula="of:=[.L3]-[.L9]" office:value-type="float" office:value="10.28" calcext:value-type="float">
            <text:p>10.28</text:p>
          </table:table-cell>
          <table:table-cell/>
          <table:table-cell office:value-type="string" calcext:value-type="string">
            <text:p>fraction of margin sensor as buffer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ase</text:p>
          </table:table-cell>
          <table:table-cell table:formula="of:=[.L14]+[.O6]+[.O5]*5" office:value-type="float" office:value="20.2" calcext:value-type="float">
            <text:p>20.2</text:p>
          </table:table-cell>
          <table:table-cell table:number-columns-repeated="2"/>
          <table:table-cell office:value-type="string" calcext:value-type="string">
            <text:p>Sensor</text:p>
          </table:table-cell>
          <table:table-cell office:value-type="string" calcext:value-type="string">
            <text:p>Height</text:p>
          </table:table-cell>
          <table:table-cell office:value-type="float" office:value="2.74" calcext:value-type="float">
            <text:p>2.74</text:p>
          </table:table-cell>
          <table:table-cell/>
          <table:table-cell office:value-type="string" calcext:value-type="string">
            <text:p>fraction of sensor used</text:p>
          </table:table-cell>
          <table:table-cell table:formula="of:=1-[.O10]"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eight</text:p>
          </table:table-cell>
          <table:table-cell table:formula="of:=[.G2]" office:value-type="float" office:value="23.9" calcext:value-type="float">
            <text:p>23.9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office:value-type="float" office:value="3.76" calcext:value-type="float">
            <text:p>3.7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lit aperture</text:p>
          </table:table-cell>
          <table:table-cell table:formula="of:=[.L14]+[.O6]" office:value-type="float" office:value="10.2" calcext:value-type="float">
            <text:p>10.2</text:p>
          </table:table-cell>
          <table:table-cell/>
          <table:table-cell office:value-type="string" calcext:value-type="string">
            <text:p>Slit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Height</text:p>
          </table:table-cell>
          <table:table-cell table:formula="of:=[.L3]" office:value-type="float" office:value="23.7" calcext:value-type="float">
            <text:p>23.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Distance between slits</text:p>
          </table:table-cell>
          <table:table-cell table:formula="of:=[.L17]/TAN([.O4]*PI()/180)" office:value-type="float" office:value="34.3774328012573" calcext:value-type="float">
            <text:p>34.3774328012573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nector to cell</text:p>
          </table:table-cell>
          <table:table-cell office:value-type="string" calcext:value-type="string">
            <text:p>lateral socket</text:p>
          </table:table-cell>
          <table:table-cell table:number-columns-repeated="7"/>
          <table:table-cell office:value-type="string" calcext:value-type="string">
            <text:p>Thicknes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Vertical Apterure</text:p>
          </table:table-cell>
          <table:table-cell table:formula="of:=[.L11]" office:value-type="float" office:value="2.74" calcext:value-type="float">
            <text:p>2.7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Horizontal aperture</text:p>
          </table:table-cell>
          <table:table-cell table:formula="of:=0.06" office:value-type="float" office:value="0.06" calcext:value-type="float">
            <text:p>0.06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iffraction Gratting</text:p>
          </table:table-cell>
          <table:table-cell/>
          <table:table-cell office:value-type="string" calcext:value-type="string">
            <text:p>lines per mm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Front Cap</text:p>
          </table:table-cell>
          <table:table-cell office:value-type="string" calcext:value-type="string">
            <text:p>Sample input</text:p>
          </table:table-cell>
          <table:table-cell office:value-type="string" calcext:value-type="string">
            <text:p>Height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Base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Thickness</text:p>
          </table:table-cell>
          <table:table-cell office:value-type="float" office:value="9.12" calcext:value-type="float">
            <text:p>9.1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Distance to center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1T09:30:09.081833816</meta:creation-date>
    <dc:date>2022-08-01T11:23:20.473148543</dc:date>
    <meta:editing-duration>PT50S</meta:editing-duration>
    <meta:editing-cycles>1</meta:editing-cycles>
    <meta:document-statistic meta:table-count="1" meta:cell-count="127" meta:object-count="0"/>
    <meta:generator>LibreOffice/6.4.7.2$Linux_X86_64 LibreOffice_project/40$Build-2</meta:generator>
  </office:meta>
</office:document-meta>
</file>